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Courier New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ysql&gt; use pgdbda;</text:p>
      <text:p text:style-name="P1">Reading table information for completion of table and column names</text:p>
      <text:p text:style-name="P1">You can turn off this feature to get a quicker startup with -A</text:p>
      <text:p text:style-name="P1"/>
      <text:p text:style-name="P1">Database changed</text:p>
      <text:p text:style-name="P1">mysql&gt; select * from sales;</text:p>
      <text:p text:style-name="P1">+------+--------+</text:p>
      <text:p text:style-name="P1">| s_id | s_name |</text:p>
      <text:p text:style-name="P1">+------+--------+</text:p>
      <text:p text:style-name="P1">| <text:s/>101 | Anisha |</text:p>
      <text:p text:style-name="P1">| <text:s/>102 | Manoj <text:s/>|</text:p>
      <text:p text:style-name="P1">+------+--------+</text:p>
      <text:p text:style-name="P1">2 rows in set (0.00 sec)</text:p>
      <text:p text:style-name="P1"/>
      <text:p text:style-name="P1">mysql&gt; select * from cust;</text:p>
      <text:p text:style-name="P1">+------+---------+------------+</text:p>
      <text:p text:style-name="P1">| s_id | cust_id | order_date |</text:p>
      <text:p text:style-name="P1">+------+---------+------------+</text:p>
      <text:p text:style-name="P1">| <text:s/>101 | <text:s text:c="4"/>511 | 2023-02-05 |</text:p>
      <text:p text:style-name="P1">| <text:s/>101 | <text:s text:c="4"/>609 | 2023-02-11 |</text:p>
      <text:p text:style-name="P1">| <text:s/>102 | <text:s text:c="4"/>785 | 2023-03-12 |</text:p>
      <text:p text:style-name="P1">| <text:s/>101 | <text:s text:c="4"/>511 | 2023-04-08 |</text:p>
      <text:p text:style-name="P1">| <text:s/>101 | <text:s text:c="4"/>511 | 2023-04-12 |</text:p>
      <text:p text:style-name="P1">| <text:s/>101 | <text:s text:c="4"/>455 | 2023-04-19 |</text:p>
      <text:p text:style-name="P1">| <text:s/>102 | <text:s text:c="5"/>96 | 2023-04-10 |</text:p>
      <text:p text:style-name="P1">| <text:s/>102 | <text:s text:c="4"/>167 | 2023-04-23 |</text:p>
      <text:p text:style-name="P1">+------+---------+------------+</text:p>
      <text:p text:style-name="P1">8 rows in set (0.00 sec)</text:p>
      <text:p text:style-name="P1"/>
      <text:p text:style-name="P1">mysql&gt; select count(s_id, cust_id) from cust group by s_id, cust_id;</text:p>
      <text:p text:style-name="P1">ERROR 1064 (42000): You have an error in your SQL syntax; check the manual that corresponds to your MySQL server version for the right syntax to use near ', cust_id) from cust group by s_id, cust_id' at line 1</text:p>
      <text:p text:style-name="P1">mysql&gt; select count(s_id, cust_id) from cust group by s_id cust_id;</text:p>
      <text:p text:style-name="P1">ERROR 1064 (42000): You have an error in your SQL syntax; check the manual that corresponds to your MySQL server version for the right syntax to use near ', cust_id) from cust group by s_id cust_id' at line 1</text:p>
      <text:p text:style-name="P1">mysql&gt; select group_concat(s_id, cust_id) from cust group by s_id cust_</text:p>
      <text:p text:style-name="P1">id;</text:p>
      <text:p text:style-name="P1">ERROR 1064 (42000): You have an error in your SQL syntax; check the manual that corresponds to your MySQL server version for the right syntax to use near 'cust_id' at line 1</text:p>
      <text:p text:style-name="P1">mysql&gt; select group_concat(s_id, cust_id) from cust group by s_id </text:p>
      <text:p text:style-name="P1"><text:s text:c="4"/>-&gt; ;</text:p>
      <text:p text:style-name="P1">+------------------------------------+</text:p>
      <text:p text:style-name="P1">| group_concat(s_id, cust_id) <text:s text:c="7"/>|</text:p>
      <text:p text:style-name="P1">+------------------------------------+</text:p>
      <text:p text:style-name="P1">| 101511,101609,101511,101511,101455 |</text:p>
      <text:p text:style-name="P1"><text:soft-page-break/>| 102785,10296,102167 <text:s text:c="15"/>|</text:p>
      <text:p text:style-name="P1">+------------------------------------+</text:p>
      <text:p text:style-name="P1">2 rows in set (0.11 sec)</text:p>
      <text:p text:style-name="P1"/>
      <text:p text:style-name="P1">mysql&gt; select group_concat(s_id, cust_id) from cust;</text:p>
      <text:p text:style-name="P1">+--------------------------------------------------------+</text:p>
      <text:p text:style-name="P1">| group_concat(s_id, cust_id) <text:s text:c="27"/>|</text:p>
      <text:p text:style-name="P1">+--------------------------------------------------------+</text:p>
      <text:p text:style-name="P1">| 101511,101609,102785,101511,101511,101455,10296,102167 |</text:p>
      <text:p text:style-name="P1">+--------------------------------------------------------+</text:p>
      <text:p text:style-name="P1">1 row in set (0.00 sec)</text:p>
      <text:p text:style-name="P1"/>
      <text:p text:style-name="P1">mysql&gt; select count(group_concat(s_id, cust_id)) from cust;</text:p>
      <text:p text:style-name="P1">ERROR 1111 (HY000): Invalid use of group function</text:p>
      <text:p text:style-name="P1">mysql&gt; select count(concat(s_id, cust_id)) from cust;</text:p>
      <text:p text:style-name="P1">+------------------------------+</text:p>
      <text:p text:style-name="P1">| count(concat(s_id, cust_id)) |</text:p>
      <text:p text:style-name="P1">+------------------------------+</text:p>
      <text:p text:style-name="P1">| <text:s text:c="27"/>8 |</text:p>
      <text:p text:style-name="P1">+------------------------------+</text:p>
      <text:p text:style-name="P1">1 row in set (0.17 sec)</text:p>
      <text:p text:style-name="P1"/>
      <text:p text:style-name="P1">mysql&gt; select concat(s_id, cust_id) from cust;</text:p>
      <text:p text:style-name="P1">+-----------------------+</text:p>
      <text:p text:style-name="P1">| concat(s_id, cust_id) |</text:p>
      <text:p text:style-name="P1">+-----------------------+</text:p>
      <text:p text:style-name="P1">| 101511 <text:s text:c="15"/>|</text:p>
      <text:p text:style-name="P1">| 101609 <text:s text:c="15"/>|</text:p>
      <text:p text:style-name="P1">| 102785 <text:s text:c="15"/>|</text:p>
      <text:p text:style-name="P1">| 101511 <text:s text:c="15"/>|</text:p>
      <text:p text:style-name="P1">| 101511 <text:s text:c="15"/>|</text:p>
      <text:p text:style-name="P1">| 101455 <text:s text:c="15"/>|</text:p>
      <text:p text:style-name="P1">| 10296 <text:s text:c="16"/>|</text:p>
      <text:p text:style-name="P1">| 102167 <text:s text:c="15"/>|</text:p>
      <text:p text:style-name="P1">+-----------------------+</text:p>
      <text:p text:style-name="P1">8 rows in set (0.00 sec)</text:p>
      <text:p text:style-name="P1"/>
      <text:p text:style-name="P1">mysql&gt; select concat(s_id, cust_id) as gr from cust group by gr;</text:p>
      <text:p text:style-name="P1">+--------+</text:p>
      <text:p text:style-name="P1">| gr <text:s text:c="4"/>|</text:p>
      <text:p text:style-name="P1">+--------+</text:p>
      <text:p text:style-name="P1">| 101511 |</text:p>
      <text:p text:style-name="P1">| 101609 |</text:p>
      <text:p text:style-name="P1">| 102785 |</text:p>
      <text:p text:style-name="P1">| 101455 |</text:p>
      <text:p text:style-name="P1">| 10296 <text:s/>|</text:p>
      <text:p text:style-name="P1">| 102167 |</text:p>
      <text:p text:style-name="P1">+--------+</text:p>
      <text:p text:style-name="P1">6 rows in set (0.00 sec)</text:p>
      <text:p text:style-name="P1"/>
      <text:p text:style-name="P1">mysql&gt; select concat(s_id, cust_id) as gr from cust group by;</text:p>
      <text:p text:style-name="P1"><text:soft-page-break/>ERROR 1064 (42000): You have an error in your SQL syntax; check the manual that corresponds to your MySQL server version for the right syntax to use near '' at line 1</text:p>
      <text:p text:style-name="P1">mysql&gt; select concat(s_id, cust_id) as gr from cust;;</text:p>
      <text:p text:style-name="P1">+--------+</text:p>
      <text:p text:style-name="P1">| gr <text:s text:c="4"/>|</text:p>
      <text:p text:style-name="P1">+--------+</text:p>
      <text:p text:style-name="P1">| 101511 |</text:p>
      <text:p text:style-name="P1">| 101609 |</text:p>
      <text:p text:style-name="P1">| 102785 |</text:p>
      <text:p text:style-name="P1">| 101511 |</text:p>
      <text:p text:style-name="P1">| 101511 |</text:p>
      <text:p text:style-name="P1">| 101455 |</text:p>
      <text:p text:style-name="P1">| 10296 <text:s/>|</text:p>
      <text:p text:style-name="P1">| 102167 |</text:p>
      <text:p text:style-name="P1">+--------+</text:p>
      <text:p text:style-name="P1">8 rows in set (0.00 sec)</text:p>
      <text:p text:style-name="P1"/>
      <text:p text:style-name="P1">ERROR: </text:p>
      <text:p text:style-name="P1">No query specified</text:p>
      <text:p text:style-name="P1"/>
      <text:p text:style-name="P1">mysql&gt; select concat(s_id, cust_id) as gr from cust;;</text:p>
      <text:p text:style-name="P1">+--------+</text:p>
      <text:p text:style-name="P1">| gr <text:s text:c="4"/>|</text:p>
      <text:p text:style-name="P1">+--------+</text:p>
      <text:p text:style-name="P1">| 101511 |</text:p>
      <text:p text:style-name="P1">| 101609 |</text:p>
      <text:p text:style-name="P1">| 102785 |</text:p>
      <text:p text:style-name="P1">| 101511 |</text:p>
      <text:p text:style-name="P1">| 101511 |</text:p>
      <text:p text:style-name="P1">| 101455 |</text:p>
      <text:p text:style-name="P1">| 10296 <text:s/>|</text:p>
      <text:p text:style-name="P1">| 102167 |</text:p>
      <text:p text:style-name="P1">+--------+</text:p>
      <text:p text:style-name="P1">8 rows in set (0.00 sec)</text:p>
      <text:p text:style-name="P1"/>
      <text:p text:style-name="P1">ERROR: </text:p>
      <text:p text:style-name="P1">No query specified</text:p>
      <text:p text:style-name="P1"/>
      <text:p text:style-name="P1">mysql&gt; select concat(s_id, cust_id) into gr from cust;</text:p>
      <text:p text:style-name="P1">ERROR 1327 (42000): Undeclared variable: gr</text:p>
      <text:p text:style-name="P1">mysql&gt; select concat(s_id, cust_id) as gr from cust group by gr;</text:p>
      <text:p text:style-name="P1">+--------+</text:p>
      <text:p text:style-name="P1">| gr <text:s text:c="4"/>|</text:p>
      <text:p text:style-name="P1">+--------+</text:p>
      <text:p text:style-name="P1">| 101511 |</text:p>
      <text:p text:style-name="P1">| 101609 |</text:p>
      <text:p text:style-name="P1">| 102785 |</text:p>
      <text:p text:style-name="P1">| 101455 |</text:p>
      <text:p text:style-name="P1">| 10296 <text:s/>|</text:p>
      <text:p text:style-name="P1">| 102167 |</text:p>
      <text:p text:style-name="P1">+--------+</text:p>
      <text:p text:style-name="P1">6 rows in set (0.00 sec)</text:p>
      <text:p text:style-name="P1"><text:soft-page-break/></text:p>
      <text:p text:style-name="P1">mysql&gt; select concat(s_id, cust_id) as gr,count(gr) from cust group by</text:p>
      <text:p text:style-name="P1">gr;</text:p>
      <text:p text:style-name="P1">ERROR 1054 (42S22): Unknown column 'gr' in 'field list'</text:p>
      <text:p text:style-name="P1">mysql&gt; select concat(s_id, cust_id) as gr from cust group by gr;</text:p>
      <text:p text:style-name="P1">+--------+</text:p>
      <text:p text:style-name="P1">| gr <text:s text:c="4"/>|</text:p>
      <text:p text:style-name="P1">+--------+</text:p>
      <text:p text:style-name="P1">| 101511 |</text:p>
      <text:p text:style-name="P1">| 101609 |</text:p>
      <text:p text:style-name="P1">| 102785 |</text:p>
      <text:p text:style-name="P1">| 101455 |</text:p>
      <text:p text:style-name="P1">| 10296 <text:s/>|</text:p>
      <text:p text:style-name="P1">| 102167 |</text:p>
      <text:p text:style-name="P1">+--------+</text:p>
      <text:p text:style-name="P1">6 rows in set (0.00 sec)</text:p>
      <text:p text:style-name="P1"/>
      <text:p text:style-name="P1">mysql&gt; select concat(s_id, cust_id) from cust group by gr;</text:p>
      <text:p text:style-name="P1">ERROR 1054 (42S22): Unknown column 'gr' in 'group statement'</text:p>
      <text:p text:style-name="P1">mysql&gt; select concat(s_id, cust_id) from cust;</text:p>
      <text:p text:style-name="P1">+-----------------------+</text:p>
      <text:p text:style-name="P1">| concat(s_id, cust_id) |</text:p>
      <text:p text:style-name="P1">+-----------------------+</text:p>
      <text:p text:style-name="P1">| 101511 <text:s text:c="15"/>|</text:p>
      <text:p text:style-name="P1">| 101609 <text:s text:c="15"/>|</text:p>
      <text:p text:style-name="P1">| 102785 <text:s text:c="15"/>|</text:p>
      <text:p text:style-name="P1">| 101511 <text:s text:c="15"/>|</text:p>
      <text:p text:style-name="P1">| 101511 <text:s text:c="15"/>|</text:p>
      <text:p text:style-name="P1">| 101455 <text:s text:c="15"/>|</text:p>
      <text:p text:style-name="P1">| 10296 <text:s text:c="16"/>|</text:p>
      <text:p text:style-name="P1">| 102167 <text:s text:c="15"/>|</text:p>
      <text:p text:style-name="P1">+-----------------------+</text:p>
      <text:p text:style-name="P1">8 rows in set (0.00 sec)</text:p>
      <text:p text:style-name="P1"/>
      <text:p text:style-name="P1">mysql&gt; </text:p>
      <text:p text:style-name="P1">mysql&gt; select concat(s_id, cust_id) from cust;</text:p>
      <text:p text:style-name="P1">+-----------------------+</text:p>
      <text:p text:style-name="P1">| concat(s_id, cust_id) |</text:p>
      <text:p text:style-name="P1">+-----------------------+</text:p>
      <text:p text:style-name="P1">| 101511 <text:s text:c="15"/>|</text:p>
      <text:p text:style-name="P1">| 101609 <text:s text:c="15"/>|</text:p>
      <text:p text:style-name="P1">| 102785 <text:s text:c="15"/>|</text:p>
      <text:p text:style-name="P1">| 101511 <text:s text:c="15"/>|</text:p>
      <text:p text:style-name="P1">| 101511 <text:s text:c="15"/>|</text:p>
      <text:p text:style-name="P1">| 101455 <text:s text:c="15"/>|</text:p>
      <text:p text:style-name="P1">| 10296 <text:s text:c="16"/>|</text:p>
      <text:p text:style-name="P1">| 102167 <text:s text:c="15"/>|</text:p>
      <text:p text:style-name="P1">+-----------------------+</text:p>
      <text:p text:style-name="P1">8 rows in set (0.00 sec)</text:p>
      <text:p text:style-name="P1"/>
      <text:p text:style-name="P1">mysql&gt; select count(select concat(s_id, cust_id) from cust);</text:p>
      <text:p text:style-name="P1"><text:soft-page-break/>ERROR 1064 (42000): You have an error in your SQL syntax; check the manual that corresponds to your MySQL server version for the right syntax to use near 'select concat(s_id, cust_id) from cust)' at line 1</text:p>
      <text:p text:style-name="P1">mysql&gt; </text:p>
      <text:p text:style-name="P1">mysql&gt; select concat(s_id, cust_id) from cust;</text:p>
      <text:p text:style-name="P1">+-----------------------+</text:p>
      <text:p text:style-name="P1">| concat(s_id, cust_id) |</text:p>
      <text:p text:style-name="P1">+-----------------------+</text:p>
      <text:p text:style-name="P1">| 101511 <text:s text:c="15"/>|</text:p>
      <text:p text:style-name="P1">| 101609 <text:s text:c="15"/>|</text:p>
      <text:p text:style-name="P1">| 102785 <text:s text:c="15"/>|</text:p>
      <text:p text:style-name="P1">| 101511 <text:s text:c="15"/>|</text:p>
      <text:p text:style-name="P1">| 101511 <text:s text:c="15"/>|</text:p>
      <text:p text:style-name="P1">| 101455 <text:s text:c="15"/>|</text:p>
      <text:p text:style-name="P1">| 10296 <text:s text:c="16"/>|</text:p>
      <text:p text:style-name="P1">| 102167 <text:s text:c="15"/>|</text:p>
      <text:p text:style-name="P1">+-----------------------+</text:p>
      <text:p text:style-name="P1">8 rows in set (0.00 sec)</text:p>
      <text:p text:style-name="P1"/>
      <text:p text:style-name="P1">mysql&gt; select concat(s_id, cust_id) as val from cust;</text:p>
      <text:p text:style-name="P1">+--------+</text:p>
      <text:p text:style-name="P1">| val <text:s text:c="3"/>|</text:p>
      <text:p text:style-name="P1">+--------+</text:p>
      <text:p text:style-name="P1">| 101511 |</text:p>
      <text:p text:style-name="P1">| 101609 |</text:p>
      <text:p text:style-name="P1">| 102785 |</text:p>
      <text:p text:style-name="P1">| 101511 |</text:p>
      <text:p text:style-name="P1">| 101511 |</text:p>
      <text:p text:style-name="P1">| 101455 |</text:p>
      <text:p text:style-name="P1">| 10296 <text:s/>|</text:p>
      <text:p text:style-name="P1">| 102167 |</text:p>
      <text:p text:style-name="P1">+--------+</text:p>
      <text:p text:style-name="P1">8 rows in set (0.00 sec)</text:p>
      <text:p text:style-name="P1"/>
      <text:p text:style-name="P1">mysql&gt; select concat(s_id, cust_id) as val from cust group by concat(s_</text:p>
      <text:p text:style-name="P1">id, cust_id);</text:p>
      <text:p text:style-name="P1">+--------+</text:p>
      <text:p text:style-name="P1">| val <text:s text:c="3"/>|</text:p>
      <text:p text:style-name="P1">+--------+</text:p>
      <text:p text:style-name="P1">| 101511 |</text:p>
      <text:p text:style-name="P1">| 101609 |</text:p>
      <text:p text:style-name="P1">| 102785 |</text:p>
      <text:p text:style-name="P1">| 101455 |</text:p>
      <text:p text:style-name="P1">| 10296 <text:s/>|</text:p>
      <text:p text:style-name="P1">| 102167 |</text:p>
      <text:p text:style-name="P1">+--------+</text:p>
      <text:p text:style-name="P1">6 rows in set (0.00 sec)</text:p>
      <text:p text:style-name="P1"/>
      <text:p text:style-name="P1">mysql&gt; select count(concat(s_id, cust_id)) as val from cust group by concat(s_id, cust_id);</text:p>
      <text:p text:style-name="P1">+-----+</text:p>
      <text:p text:style-name="P1"><text:soft-page-break/>| val |</text:p>
      <text:p text:style-name="P1">+-----+</text:p>
      <text:p text:style-name="P1">| <text:s text:c="2"/>3 |</text:p>
      <text:p text:style-name="P1">| <text:s text:c="2"/>1 |</text:p>
      <text:p text:style-name="P1">| <text:s text:c="2"/>1 |</text:p>
      <text:p text:style-name="P1">| <text:s text:c="2"/>1 |</text:p>
      <text:p text:style-name="P1">| <text:s text:c="2"/>1 |</text:p>
      <text:p text:style-name="P1">| <text:s text:c="2"/>1 |</text:p>
      <text:p text:style-name="P1">+-----+</text:p>
      <text:p text:style-name="P1">6 rows in set (0.00 sec)</text:p>
      <text:p text:style-name="P1"/>
      <text:p text:style-name="P1">mysql&gt; select max(count(concat(s_id, cust_id))) as val from cust group</text:p>
      <text:p text:style-name="P1">by concat(s_id, cust_id);</text:p>
      <text:p text:style-name="P1">ERROR 1111 (HY000): Invalid use of group function</text:p>
      <text:p text:style-name="P1">mysql&gt; </text:p>
      <text:p text:style-name="P1">mysql&gt; DELIMITER $$</text:p>
      <text:p text:style-name="P1">mysql&gt; CREATE PROCEDURE get(sell float, purchase float, OUT pro varchar(10), OUT val float)</text:p>
      <text:p text:style-name="P1"><text:s text:c="4"/>-&gt; BEGIN</text:p>
      <text:p text:style-name="P1"><text:s text:c="4"/>-&gt; IF (sell &gt; purchase) THEN</text:p>
      <text:p text:style-name="P1"><text:s text:c="4"/>-&gt; SET pro="Profit";</text:p>
      <text:p text:style-name="P1"><text:s text:c="4"/>-&gt; SET val=sell-purchase;</text:p>
      <text:p text:style-name="P1"><text:s text:c="4"/>-&gt; ELSE</text:p>
      <text:p text:style-name="P1"><text:s text:c="4"/>-&gt; SET pro="Loss";</text:p>
      <text:p text:style-name="P1"><text:s text:c="4"/>-&gt; SET val=purchase-sell;</text:p>
      <text:p text:style-name="P1"><text:s text:c="4"/>-&gt; END IF;</text:p>
      <text:p text:style-name="P1"><text:s text:c="4"/>-&gt; select pro;</text:p>
      <text:p text:style-name="P1"><text:s text:c="4"/>-&gt; select val;</text:p>
      <text:p text:style-name="P1"><text:s text:c="4"/>-&gt; END$$</text:p>
      <text:p text:style-name="P1">ERROR 1064 (42000): You have an error in your SQL syntax; check the manual that corresponds to your MySQL server version for the right syntax to use near 'get(sell float, purchase float, OUT pro varchar(10), OUT val float)</text:p>
      <text:p text:style-name="P1">BEGIN</text:p>
      <text:p text:style-name="P1">IF (se' at line 1</text:p>
      <text:p text:style-name="P1">mysql&gt; DELIMITER ;</text:p>
      <text:p text:style-name="P1">mysql&gt; DELIMITER $$</text:p>
      <text:p text:style-name="P1">mysql&gt; CREATE PROCEDURE get_data(sell float, purchase float, OUT pro varchar(10), OUT val float)</text:p>
      <text:p text:style-name="P1"><text:s text:c="4"/>-&gt; BEGIN</text:p>
      <text:p text:style-name="P1"><text:s text:c="4"/>-&gt; IF (sell &gt; purchase) THEN</text:p>
      <text:p text:style-name="P1"><text:s text:c="4"/>-&gt; SET pro="Profit";</text:p>
      <text:p text:style-name="P1"><text:s text:c="4"/>-&gt; SET val=sell-purchase;</text:p>
      <text:p text:style-name="P1"><text:s text:c="4"/>-&gt; ELSE</text:p>
      <text:p text:style-name="P1"><text:s text:c="4"/>-&gt; SET pro="Loss";</text:p>
      <text:p text:style-name="P1"><text:s text:c="4"/>-&gt; SET val=purchase-sell;</text:p>
      <text:p text:style-name="P1"><text:s text:c="4"/>-&gt; END IF;</text:p>
      <text:p text:style-name="P1"><text:s text:c="4"/>-&gt; select pro;</text:p>
      <text:p text:style-name="P1"><text:s text:c="4"/>-&gt; select val;</text:p>
      <text:p text:style-name="P1"><text:s text:c="4"/>-&gt; END$$</text:p>
      <text:p text:style-name="P1">Query OK, 0 rows affected (0.16 sec)</text:p>
      <text:p text:style-name="P1"/>
      <text:p text:style-name="P1"><text:soft-page-break/>mysql&gt; DELIMITER ;</text:p>
      <text:p text:style-name="P1">mysql&gt; set @sell=100;</text:p>
      <text:p text:style-name="P1">Query OK, 0 rows affected (0.00 sec)</text:p>
      <text:p text:style-name="P1"/>
      <text:p text:style-name="P1">mysql&gt; set @purchase=120;</text:p>
      <text:p text:style-name="P1">Query OK, 0 rows affected (0.00 sec)</text:p>
      <text:p text:style-name="P1"/>
      <text:p text:style-name="P1">mysql&gt; call get_data(@sell,@purchase,@pro,@val);</text:p>
      <text:p text:style-name="P1">+------+</text:p>
      <text:p text:style-name="P1">| pro <text:s/>|</text:p>
      <text:p text:style-name="P1">+------+</text:p>
      <text:p text:style-name="P1">| Loss |</text:p>
      <text:p text:style-name="P1">+------+</text:p>
      <text:p text:style-name="P1">1 row in set (0.01 sec)</text:p>
      <text:p text:style-name="P1"/>
      <text:p text:style-name="P1">+------+</text:p>
      <text:p text:style-name="P1">| val <text:s/>|</text:p>
      <text:p text:style-name="P1">+------+</text:p>
      <text:p text:style-name="P1">| <text:s text:c="2"/>20 |</text:p>
      <text:p text:style-name="P1">+------+</text:p>
      <text:p text:style-name="P1">1 row in set (0.01 sec)</text:p>
      <text:p text:style-name="P1"/>
      <text:p text:style-name="P1">Query OK, 0 rows affected (0.01 sec)</text:p>
      <text:p text:style-name="P1"/>
      <text:p text:style-name="P1">mysql&gt; drop procedure get_data;</text:p>
      <text:p text:style-name="P1">Query OK, 0 rows affected (0.14 sec)</text:p>
      <text:p text:style-name="P1"/>
      <text:p text:style-name="P1">mysql&gt; DELIMITER $$</text:p>
      <text:p text:style-name="P1">mysql&gt; CREATE PROCEDURE get_data(sell float, purchase float, OUT pro varchar(10), OUT val float)</text:p>
      <text:p text:style-name="P1"><text:s text:c="4"/>-&gt; BEGIN</text:p>
      <text:p text:style-name="P1"><text:s text:c="4"/>-&gt; IF (sell &gt; purchase) THEN</text:p>
      <text:p text:style-name="P1"><text:s text:c="4"/>-&gt; SET pro="Profit";</text:p>
      <text:p text:style-name="P1"><text:s text:c="4"/>-&gt; SET val=sell-purchase;</text:p>
      <text:p text:style-name="P1"><text:s text:c="4"/>-&gt; ELSE</text:p>
      <text:p text:style-name="P1"><text:s text:c="4"/>-&gt; SET pro="Loss";</text:p>
      <text:p text:style-name="P1"><text:s text:c="4"/>-&gt; SET val=purchase-sell;</text:p>
      <text:p text:style-name="P1"><text:s text:c="4"/>-&gt; END IF;</text:p>
      <text:p text:style-name="P1"><text:s text:c="4"/>-&gt; select pro, val;</text:p>
      <text:p text:style-name="P1"><text:s text:c="4"/>-&gt; END$$</text:p>
      <text:p text:style-name="P1">Query OK, 0 rows affected (0.21 sec)</text:p>
      <text:p text:style-name="P1"/>
      <text:p text:style-name="P1">mysql&gt; DELIMITER ;</text:p>
      <text:p text:style-name="P1">mysql&gt; call get_data(@sell,@purchase,@pro,@val);</text:p>
      <text:p text:style-name="P1">+------+------+</text:p>
      <text:p text:style-name="P1">| pro <text:s/>| val <text:s/>|</text:p>
      <text:p text:style-name="P1">+------+------+</text:p>
      <text:p text:style-name="P1">| Loss | <text:s text:c="2"/>20 |</text:p>
      <text:p text:style-name="P1">+------+------+</text:p>
      <text:p text:style-name="P1">1 row in set (0.01 sec)</text:p>
      <text:p text:style-name="P1"/>
      <text:p text:style-name="P1">Query OK, 0 rows affected (0.01 sec)</text:p>
      <text:p text:style-name="P1"/>
      <text:p text:style-name="P1"><text:soft-page-break/>mysql&gt; </text:p>
      <text:p text:style-name="P1">mysql&gt; </text:p>
      <text:p text:style-name="P1">mysql&gt; </text:p>
      <text:p text:style-name="P1">mysql&gt; </text:p>
      <text:p text:style-name="P1">mysql&gt; </text:p>
      <text:p text:style-name="P1">mysql&gt; </text:p>
      <text:p text:style-name="P1">mysql&gt; </text:p>
      <text:p text:style-name="P1">mysql&gt; set @sell=100;</text:p>
      <text:p text:style-name="P1">Query OK, 0 rows affected (0.00 sec)</text:p>
      <text:p text:style-name="P1"/>
      <text:p text:style-name="P1">mysql&gt; set @purchase=120;</text:p>
      <text:p text:style-name="P1">Query OK, 0 rows affected (0.00 sec)</text:p>
      <text:p text:style-name="P1"/>
      <text:p text:style-name="P1">mysql&gt; call get_data(@sell,@purchase,@pro,@val);</text:p>
      <text:p text:style-name="P1">+------+------+</text:p>
      <text:p text:style-name="P1">| pro <text:s/>| val <text:s/>|</text:p>
      <text:p text:style-name="P1">+------+------+</text:p>
      <text:p text:style-name="P1">| Loss | <text:s text:c="2"/>20 |</text:p>
      <text:p text:style-name="P1">+------+------+</text:p>
      <text:p text:style-name="P1">1 row in set (0.00 sec)</text:p>
      <text:p text:style-name="P1"/>
      <text:p text:style-name="P1">Query OK, 0 rows affected (0.00 sec)</text:p>
      <text:p text:style-name="P1"/>
      <text:p text:style-name="P1">mysql&gt; drop procedure get_data;</text:p>
      <text:p text:style-name="P1">Query OK, 0 rows affected (0.20 sec)</text:p>
      <text:p text:style-name="P1"/>
      <text:p text:style-name="P1">mysql&gt; DELIMITER $$</text:p>
      <text:p text:style-name="P1">mysql&gt; CREATE PROCEDURE get_data(sell float, purchase float, OUT pro varchar(10), OUT val float)</text:p>
      <text:p text:style-name="P1"><text:s text:c="4"/>-&gt; BEGIN</text:p>
      <text:p text:style-name="P1"><text:s text:c="4"/>-&gt; IF (sell &gt; purchase) THEN</text:p>
      <text:p text:style-name="P1"><text:s text:c="4"/>-&gt; SET pro="Profit";</text:p>
      <text:p text:style-name="P1"><text:s text:c="4"/>-&gt; SET val=sell-purchase;</text:p>
      <text:p text:style-name="P1"><text:s text:c="4"/>-&gt; ELSE</text:p>
      <text:p text:style-name="P1"><text:s text:c="4"/>-&gt; SET pro="Loss";</text:p>
      <text:p text:style-name="P1"><text:s text:c="4"/>-&gt; SET val=purchase-sell;</text:p>
      <text:p text:style-name="P1"><text:s text:c="4"/>-&gt; END IF;</text:p>
      <text:p text:style-name="P1"><text:s text:c="4"/>-&gt; select pro as 'What you get?', val as 'How much?';</text:p>
      <text:p text:style-name="P1"><text:s text:c="4"/>-&gt; END$$</text:p>
      <text:p text:style-name="P1">Query OK, 0 rows affected (0.24 sec)</text:p>
      <text:p text:style-name="P1"/>
      <text:p text:style-name="P1">mysql&gt; DELIMITER ;</text:p>
      <text:p text:style-name="P1">mysql&gt; call get_data(@sell,@purchase,@pro,@val);</text:p>
      <text:p text:style-name="P1">+---------------+-----------+</text:p>
      <text:p text:style-name="P1">| What you get? | How much? |</text:p>
      <text:p text:style-name="P1">+---------------+-----------+</text:p>
      <text:p text:style-name="P1">| Loss <text:s text:c="9"/>| <text:s text:c="7"/>20 |</text:p>
      <text:p text:style-name="P1">+---------------+-----------+</text:p>
      <text:p text:style-name="P1">1 row in set (0.00 sec)</text:p>
      <text:p text:style-name="P1"/>
      <text:p text:style-name="P1">Query OK, 0 rows affected (0.00 sec)</text:p>
      <text:p text:style-name="P1"/>
      <text:p text:style-name="P1">mysql&gt; </text:p>
      <text:p text:style-name="P1"><text:soft-page-break/>mysql&gt; set @sell=100;</text:p>
      <text:p text:style-name="P1">Query OK, 0 rows affected (0.00 sec)</text:p>
      <text:p text:style-name="P1"/>
      <text:p text:style-name="P1">mysql&gt; set @purchase=78;</text:p>
      <text:p text:style-name="P1">Query OK, 0 rows affected (0.01 sec)</text:p>
      <text:p text:style-name="P1"/>
      <text:p text:style-name="P1">mysql&gt; call get_data(@sell,@purchase,@pro,@val);</text:p>
      <text:p text:style-name="P1">+---------------+-----------+</text:p>
      <text:p text:style-name="P1">| What you get? | How much? |</text:p>
      <text:p text:style-name="P1">+---------------+-----------+</text:p>
      <text:p text:style-name="P1">| Profit <text:s text:c="7"/>| <text:s text:c="7"/>22 |</text:p>
      <text:p text:style-name="P1">+---------------+-----------+</text:p>
      <text:p text:style-name="P1">1 row in set (0.00 sec)</text:p>
      <text:p text:style-name="P1"/>
      <text:p text:style-name="P1">Query OK, 0 rows affected (0.00 sec)</text:p>
      <text:p text:style-name="P1"/>
      <text:p text:style-name="P1">mysql&gt; </text:p>
      <text:p text:style-name="P1"/>
      <text:p text:style-name="P1">mysql&gt; select </text:p>
      <text:p text:style-name="P1"><text:s text:c="4"/>-&gt; case 2</text:p>
      <text:p text:style-name="P1"><text:s text:c="4"/>-&gt; when 1 then 'One'</text:p>
      <text:p text:style-name="P1"><text:s text:c="4"/>-&gt; when 2 then 'Two'</text:p>
      <text:p text:style-name="P1"><text:s text:c="4"/>-&gt; when 3 then 'Three'</text:p>
      <text:p text:style-name="P1"><text:s text:c="4"/>-&gt; else 'more';</text:p>
      <text:p text:style-name="P1">ERROR 1064 (42000): You have an error in your SQL syntax; check the manual that corresponds to your MySQL server version for the right syntax to use near '' at line 6</text:p>
      <text:p text:style-name="P1">mysql&gt;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ysql&gt; select <text:s/>case 2 when 1 then 'One' when 2 then 'Two' when 3 then 'Three' else 'more' end;</text:p>
      <text:p text:style-name="P1">+--------------------------------------------------------------------------------+</text:p>
      <text:p text:style-name="P1">| case 2 when 1 then 'One' when 2 then 'Two' when 3 then 'Three' else 'more' end |</text:p>
      <text:p text:style-name="P1">+--------------------------------------------------------------------------------+</text:p>
      <text:p text:style-name="P1">| Two <text:s text:c="75"/>|</text:p>
      <text:p text:style-name="P1">+--------------------------------------------------------------------------------+</text:p>
      <text:p text:style-name="P1">1 row in set (0.00 sec)</text:p>
      <text:p text:style-name="P1"/>
      <text:p text:style-name="P1">mysql&gt; </text:p>
      <text:p text:style-name="P1"/>
      <text:p text:style-name="P1"/>
      <text:p text:style-name="P1"><text:soft-page-break/></text:p>
      <text:p text:style-name="P1">mysql&gt; select <text:s/>case 2 when 1 then 'One' when 2 then 'Two' when 3 then 'Three' else 'more' as data end;</text:p>
      <text:p text:style-name="P1">ERROR 1064 (42000): You have an error in your SQL syntax; check the manual that corresponds to your MySQL server version for the right syntax to use near 'as data end' at line 1</text:p>
      <text:p text:style-name="P1">mysql&gt;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ysql&gt; select <text:s/>case 2 when 1 then 'One' when 2 then 'Two' when 3 then 'Three' else 'more' end;</text:p>
      <text:p text:style-name="P1">+--------------------------------------------------------------------------------+</text:p>
      <text:p text:style-name="P1">| case 2 when 1 then 'One' when 2 then 'Two' when 3 then 'Three' else 'more' end |</text:p>
      <text:p text:style-name="P1">+--------------------------------------------------------------------------------+</text:p>
      <text:p text:style-name="P1">| Two <text:s text:c="75"/>|</text:p>
      <text:p text:style-name="P1">+--------------------------------------------------------------------------------+</text:p>
      <text:p text:style-name="P1">1 row in set (0.00 sec)</text:p>
      <text:p text:style-name="P1"/>
      <text:p text:style-name="P1">mysql&gt; </text:p>
      <text:p text:style-name="P1"/>
      <text:p text:style-name="P1"/>
      <text:p text:style-name="P1"/>
      <text:p text:style-name="P1">mysql&gt; select <text:s/>case 2 when 1 then 'One' when 2 then 'Two' when 3 then 'Three' else 'more' end as result;</text:p>
      <text:p text:style-name="P1">+--------+</text:p>
      <text:p text:style-name="P1">| result |</text:p>
      <text:p text:style-name="P1">+--------+</text:p>
      <text:p text:style-name="P1">| Two <text:s text:c="3"/>|</text:p>
      <text:p text:style-name="P1">+--------+</text:p>
      <text:p text:style-name="P1">1 row in set (0.00 sec)</text:p>
      <text:p text:style-name="P1"/>
      <text:p text:style-name="P1">mysql&gt; select roll, name, case class when 'FY' then 'First Year' when '</text:p>
      <text:p text:style-name="P1">SY' then 'Second Year' when 'TY' then 'Third Year' else 'more' end as class from student;</text:p>
      <text:p text:style-name="P1">+------+--------+-------------+</text:p>
      <text:p text:style-name="P1">| roll | name <text:s text:c="2"/>| class <text:s text:c="6"/>|</text:p>
      <text:p text:style-name="P1">+------+--------+-------------+</text:p>
      <text:p text:style-name="P1"><text:soft-page-break/>| <text:s text:c="3"/>1 | Ajay <text:s text:c="2"/>| Second Year |</text:p>
      <text:p text:style-name="P1">| <text:s text:c="3"/>2 | Sanjay | First Year <text:s/>|</text:p>
      <text:p text:style-name="P1">| <text:s text:c="3"/>3 | Amar <text:s text:c="2"/>| First Year <text:s/>|</text:p>
      <text:p text:style-name="P1">| <text:s text:c="3"/>4 | Rani <text:s text:c="2"/>| First Year <text:s/>|</text:p>
      <text:p text:style-name="P1">| <text:s text:c="3"/>5 | Anita <text:s/>| Second Year |</text:p>
      <text:p text:style-name="P1">| <text:s text:c="3"/>6 | Rajan <text:s/>| Third Year <text:s/>|</text:p>
      <text:p text:style-name="P1">| <text:s text:c="3"/>7 | Riya <text:s text:c="2"/>| Third Year <text:s/>|</text:p>
      <text:p text:style-name="P1">+------+--------+-------------+</text:p>
      <text:p text:style-name="P1">7 rows in set (0.00 sec)</text:p>
      <text:p text:style-name="P1"/>
      <text:p text:style-name="P1">mysql&gt; </text:p>
      <text:p text:style-name="P1">mysql&gt; select roll, name, case class when 'FY' then 'First Year' when 'SY' then 'Second Year' when 'TY' then 'Third Year' else 'more' end as class, marks from student;</text:p>
      <text:p text:style-name="P1">+------+--------+-------------+-------+</text:p>
      <text:p text:style-name="P1">| roll | name <text:s text:c="2"/>| class <text:s text:c="6"/>| marks |</text:p>
      <text:p text:style-name="P1">+------+--------+-------------+-------+</text:p>
      <text:p text:style-name="P1">| <text:s text:c="3"/>1 | Ajay <text:s text:c="2"/>| Second Year | 58.23 |</text:p>
      <text:p text:style-name="P1">| <text:s text:c="3"/>2 | Sanjay | First Year <text:s/>| 56.84 |</text:p>
      <text:p text:style-name="P1">| <text:s text:c="3"/>3 | Amar <text:s text:c="2"/>| First Year <text:s/>| 77.28 |</text:p>
      <text:p text:style-name="P1">| <text:s text:c="3"/>4 | Rani <text:s text:c="2"/>| First Year <text:s/>| 60.39 |</text:p>
      <text:p text:style-name="P1">| <text:s text:c="3"/>5 | Anita <text:s/>| Second Year | 52.89 |</text:p>
      <text:p text:style-name="P1">| <text:s text:c="3"/>6 | Rajan <text:s/>| Third Year <text:s/>| 65.73 |</text:p>
      <text:p text:style-name="P1">| <text:s text:c="3"/>7 | Riya <text:s text:c="2"/>| Third Year <text:s/>| 67.28 |</text:p>
      <text:p text:style-name="P1">+------+--------+-------------+-------+</text:p>
      <text:p text:style-name="P1">7 rows in set (0.00 sec)</text:p>
      <text:p text:style-name="P1"/>
      <text:p text:style-name="P1">mysql&gt; l</text:p>
      <text:p text:style-name="P1"/>
      <text:p text:style-name="P1">mysql&gt; show tables;</text:p>
      <text:p text:style-name="P1">+------------------+</text:p>
      <text:p text:style-name="P1">| Tables_in_pgdbda |</text:p>
      <text:p text:style-name="P1">+------------------+</text:p>
      <text:p text:style-name="P1">| cust <text:s text:c="12"/>|</text:p>
      <text:p text:style-name="P1">| customer <text:s text:c="8"/>|</text:p>
      <text:p text:style-name="P1">| dept <text:s text:c="12"/>|</text:p>
      <text:p text:style-name="P1">| emp <text:s text:c="13"/>|</text:p>
      <text:p text:style-name="P1">| emp1 <text:s text:c="12"/>|</text:p>
      <text:p text:style-name="P1">| emp2 <text:s text:c="12"/>|</text:p>
      <text:p text:style-name="P1">| emp_view <text:s text:c="8"/>|</text:p>
      <text:p text:style-name="P1">| employee <text:s text:c="8"/>|</text:p>
      <text:p text:style-name="P1">| my_view <text:s text:c="9"/>|</text:p>
      <text:p text:style-name="P1">| new <text:s text:c="13"/>|</text:p>
      <text:p text:style-name="P1">| product <text:s text:c="9"/>|</text:p>
      <text:p text:style-name="P1">| sales <text:s text:c="11"/>|</text:p>
      <text:p text:style-name="P1">| stud_view <text:s text:c="7"/>|</text:p>
      <text:p text:style-name="P1">| student <text:s text:c="9"/>|</text:p>
      <text:p text:style-name="P1">| student_new <text:s text:c="5"/>|</text:p>
      <text:p text:style-name="P1">+------------------+</text:p>
      <text:p text:style-name="P1">15 rows in set (0.00 sec)</text:p>
      <text:p text:style-name="P1"/>
      <text:p text:style-name="P1">mysql&gt; </text:p>
      <text:p text:style-name="P1">mysql&gt; create table mydata</text:p>
      <text:p text:style-name="P1"><text:soft-page-break/><text:s text:c="4"/>-&gt; (srno tinyint,name varchar(10),address varchar(10),</text:p>
      <text:p text:style-name="P1"><text:s text:c="4"/>-&gt; height float, weight float, index(name));</text:p>
      <text:p text:style-name="P1">Query OK, 0 rows affected (1.52 sec)</text:p>
      <text:p text:style-name="P1"/>
      <text:p text:style-name="P1">mysql&gt; desc mydata;</text:p>
      <text:p text:style-name="P1">+---------+-------------+------+-----+---------+-------+</text:p>
      <text:p text:style-name="P1">| Field <text:s text:c="2"/>| Type <text:s text:c="7"/>| Null | Key | Default | Extra |</text:p>
      <text:p text:style-name="P1">+---------+-------------+------+-----+---------+-------+</text:p>
      <text:p text:style-name="P1">| srno <text:s text:c="3"/>| tinyint <text:s text:c="4"/>| YES <text:s/>| <text:s text:c="4"/>| NULL <text:s text:c="3"/>| <text:s text:c="6"/>|</text:p>
      <text:p text:style-name="P1">| name <text:s text:c="3"/>| varchar(10) | YES <text:s/>| MUL | NULL <text:s text:c="3"/>| <text:s text:c="6"/>|</text:p>
      <text:p text:style-name="P1">| address | varchar(10) | YES <text:s/>| <text:s text:c="4"/>| NULL <text:s text:c="3"/>| <text:s text:c="6"/>|</text:p>
      <text:p text:style-name="P1">| height <text:s/>| float <text:s text:c="6"/>| YES <text:s/>| <text:s text:c="4"/>| NULL <text:s text:c="3"/>| <text:s text:c="6"/>|</text:p>
      <text:p text:style-name="P1">| weight <text:s/>| float <text:s text:c="6"/>| YES <text:s/>| <text:s text:c="4"/>| NULL <text:s text:c="3"/>| <text:s text:c="6"/>|</text:p>
      <text:p text:style-name="P1">+---------+-------------+------+-----+---------+-------+</text:p>
      <text:p text:style-name="P1">5 rows in set (0.00 sec)</text:p>
      <text:p text:style-name="P1"/>
      <text:p text:style-name="P1">mysql&gt; </text:p>
      <text:p text:style-name="P1">mysql&gt; create table mydata1 (srno tinyint,name varchar(10),address</text:p>
      <text:p text:style-name="P1"><text:s/>varchar(10), height float, weight float);</text:p>
      <text:p text:style-name="P1">Query OK, 0 rows affected (0.73 sec)</text:p>
      <text:p text:style-name="P1"/>
      <text:p text:style-name="P1">mysql&gt; desc mydata1;</text:p>
      <text:p text:style-name="P1">+---------+-------------+------+-----+---------+-------+</text:p>
      <text:p text:style-name="P1">| Field <text:s text:c="2"/>| Type <text:s text:c="7"/>| Null | Key | Default | Extra |</text:p>
      <text:p text:style-name="P1">+---------+-------------+------+-----+---------+-------+</text:p>
      <text:p text:style-name="P1">| srno <text:s text:c="3"/>| tinyint <text:s text:c="4"/>| YES <text:s/>| <text:s text:c="4"/>| NULL <text:s text:c="3"/>| <text:s text:c="6"/>|</text:p>
      <text:p text:style-name="P1">| name <text:s text:c="3"/>| varchar(10) | YES <text:s/>| <text:s text:c="4"/>| NULL <text:s text:c="3"/>| <text:s text:c="6"/>|</text:p>
      <text:p text:style-name="P1">| address | varchar(10) | YES <text:s/>| <text:s text:c="4"/>| NULL <text:s text:c="3"/>| <text:s text:c="6"/>|</text:p>
      <text:p text:style-name="P1">| height <text:s/>| float <text:s text:c="6"/>| YES <text:s/>| <text:s text:c="4"/>| NULL <text:s text:c="3"/>| <text:s text:c="6"/>|</text:p>
      <text:p text:style-name="P1">| weight <text:s/>| float <text:s text:c="6"/>| YES <text:s/>| <text:s text:c="4"/>| NULL <text:s text:c="3"/>| <text:s text:c="6"/>|</text:p>
      <text:p text:style-name="P1">+---------+-------------+------+-----+---------+-------+</text:p>
      <text:p text:style-name="P1">5 rows in set (0.01 sec)</text:p>
      <text:p text:style-name="P1"/>
      <text:p text:style-name="P1">mysql&gt; create index ind1 on mydata1(srno);</text:p>
      <text:p text:style-name="P1">Query OK, 0 rows affected (0.72 sec)</text:p>
      <text:p text:style-name="P1">Records: 0 <text:s/>Duplicates: 0 <text:s/>Warnings: 0</text:p>
      <text:p text:style-name="P1"/>
      <text:p text:style-name="P1">mysql&gt; desc mydata1;</text:p>
      <text:p text:style-name="P1">+---------+-------------+------+-----+---------+-------+</text:p>
      <text:p text:style-name="P1">| Field <text:s text:c="2"/>| Type <text:s text:c="7"/>| Null | Key | Default | Extra |</text:p>
      <text:p text:style-name="P1">+---------+-------------+------+-----+---------+-------+</text:p>
      <text:p text:style-name="P1">| srno <text:s text:c="3"/>| tinyint <text:s text:c="4"/>| YES <text:s/>| MUL | NULL <text:s text:c="3"/>| <text:s text:c="6"/>|</text:p>
      <text:p text:style-name="P1">| name <text:s text:c="3"/>| varchar(10) | YES <text:s/>| <text:s text:c="4"/>| NULL <text:s text:c="3"/>| <text:s text:c="6"/>|</text:p>
      <text:p text:style-name="P1">| address | varchar(10) | YES <text:s/>| <text:s text:c="4"/>| NULL <text:s text:c="3"/>| <text:s text:c="6"/>|</text:p>
      <text:p text:style-name="P1">| height <text:s/>| float <text:s text:c="6"/>| YES <text:s/>| <text:s text:c="4"/>| NULL <text:s text:c="3"/>| <text:s text:c="6"/>|</text:p>
      <text:p text:style-name="P1">| weight <text:s/>| float <text:s text:c="6"/>| YES <text:s/>| <text:s text:c="4"/>| NULL <text:s text:c="3"/>| <text:s text:c="6"/>|</text:p>
      <text:p text:style-name="P1">+---------+-------------+------+-----+---------+-------+</text:p>
      <text:p text:style-name="P1">5 rows in set (0.00 sec)</text:p>
      <text:p text:style-name="P1"/>
      <text:p text:style-name="P1">mysql&gt; show indexes from mydata;</text:p>
      <text:p text:style-name="P1">+--------+------------+----------+--------------+-------------+-----------+-------------+----------+--------+------+------------+---------+---------------+---------+------------+</text:p>
      <text:p text:style-name="P1"><text:soft-page-break/>| Table <text:s/>| Non_unique | Key_name | Seq_in_index | Column_name | Collation | Cardinality | Sub_part | Packed | Null | Index_type | Comment | Index_comment | Visible | Expression |</text:p>
      <text:p text:style-name="P1">+--------+------------+----------+--------------+-------------+-----------+-------------+----------+--------+------+------------+---------+---------------+---------+------------+</text:p>
      <text:p text:style-name="P1">| mydata | <text:s text:c="9"/>1 | name <text:s text:c="4"/>| <text:s text:c="11"/>1 | name <text:s text:c="7"/>| A <text:s text:c="8"/>| <text:s text:c="10"/>0 | <text:s text:c="4"/>NULL | <text:s text:c="2"/>NULL | YES <text:s/>| BTREE <text:s text:c="5"/>| <text:s text:c="8"/>| <text:s text:c="14"/>| YES <text:s text:c="4"/>| NULL <text:s text:c="6"/>|</text:p>
      <text:p text:style-name="P1">+--------+------------+----------+--------------+-------------+-----------+-------------+----------+--------+------+------------+---------+---------------+---------+------------+</text:p>
      <text:p text:style-name="P1">1 row in set (0.14 sec)</text:p>
      <text:p text:style-name="P1"/>
      <text:p text:style-name="P1">mysql&gt; </text:p>
      <text:p text:style-name="P1">mysql&gt; show indexes from mydata;</text:p>
      <text:p text:style-name="P1">+--------+------------+----------+--------------+-------------+-----------+-------------+----------+--------+------+------------+---------+---------------+---------+------------+</text:p>
      <text:p text:style-name="P1">| Table <text:s/>| Non_unique | Key_name | Seq_in_index | Column_name | Collation | Cardinality | Sub_part | Packed | Null | Index_type | Comment | Index_comment | Visible | Expression |</text:p>
      <text:p text:style-name="P1">+--------+------------+----------+--------------+-------------+-----------+-------------+----------+--------+------+------------+---------+---------------+---------+------------+</text:p>
      <text:p text:style-name="P1">| mydata | <text:s text:c="9"/>1 | name <text:s text:c="4"/>| <text:s text:c="11"/>1 | name <text:s text:c="7"/>| A <text:s text:c="8"/>| <text:s text:c="10"/>0 | <text:s text:c="4"/>NULL | <text:s text:c="2"/>NULL | YES <text:s/>| BTREE <text:s text:c="5"/>| <text:s text:c="8"/>| <text:s text:c="14"/>| YES <text:s text:c="4"/>| NULL <text:s text:c="6"/>|</text:p>
      <text:p text:style-name="P1">+--------+------------+----------+--------------+-------------+-----------+-------------+----------+--------+------+------------+---------+---------------+---------+------------+</text:p>
      <text:p text:style-name="P1">1 row in set (0.01 sec)</text:p>
      <text:p text:style-name="P1"/>
      <text:p text:style-name="P1">mysql&gt; show indexes from mydata1;</text:p>
      <text:p text:style-name="P1">+---------+------------+----------+--------------+-------------+-----------+-------------+----------+--------+------+------------+---------+---------------+---------+------------+</text:p>
      <text:p text:style-name="P1">| Table <text:s text:c="2"/>| Non_unique | Key_name | Seq_in_index | Column_name | Collation | Cardinality | Sub_part | Packed | Null | Index_type | Comment | Index_comment | Visible | Expression |</text:p>
      <text:p text:style-name="P1">+---------+------------+----------+--------------+-------------+-----------+-------------+----------+--------+------+------------+---------+---------------+---------+------------+</text:p>
      <text:p text:style-name="P1">| mydata1 | <text:s text:c="9"/>1 | ind1 <text:s text:c="4"/>| <text:s text:c="11"/>1 | srno <text:s text:c="7"/>| A <text:s text:c="8"/>| <text:s text:c="10"/>0 | <text:s text:c="4"/>NULL | <text:s text:c="2"/>NULL | YES <text:s/>| BTREE <text:s text:c="5"/>| <text:s text:c="8"/>| <text:s text:c="14"/>| YES <text:s text:c="4"/>| NULL <text:s text:c="6"/>|</text:p>
      <text:p text:style-name="P1">+---------+------------+----------+--------------+-------------+-----------+-------------+----------+--------+------+------------+---------+---------------+---------+------------+</text:p>
      <text:p text:style-name="P1">1 row in set (0.14 sec)</text:p>
      <text:p text:style-name="P1"/>
      <text:p text:style-name="P1">mysql&gt; drop index ind1 on mydata1;</text:p>
      <text:p text:style-name="P1">Query OK, 0 rows affected (0.33 sec)</text:p>
      <text:p text:style-name="P1"><text:soft-page-break/>Records: 0 <text:s/>Duplicates: 0 <text:s/>Warnings: 0</text:p>
      <text:p text:style-name="P1"/>
      <text:p text:style-name="P1">mysql&gt; desc mydata1;</text:p>
      <text:p text:style-name="P1">+---------+-------------+------+-----+---------+-------+</text:p>
      <text:p text:style-name="P1">| Field <text:s text:c="2"/>| Type <text:s text:c="7"/>| Null | Key | Default | Extra |</text:p>
      <text:p text:style-name="P1">+---------+-------------+------+-----+---------+-------+</text:p>
      <text:p text:style-name="P1">| srno <text:s text:c="3"/>| tinyint <text:s text:c="4"/>| YES <text:s/>| <text:s text:c="4"/>| NULL <text:s text:c="3"/>| <text:s text:c="6"/>|</text:p>
      <text:p text:style-name="P1">| name <text:s text:c="3"/>| varchar(10) | YES <text:s/>| <text:s text:c="4"/>| NULL <text:s text:c="3"/>| <text:s text:c="6"/>|</text:p>
      <text:p text:style-name="P1">| address | varchar(10) | YES <text:s/>| <text:s text:c="4"/>| NULL <text:s text:c="3"/>| <text:s text:c="6"/>|</text:p>
      <text:p text:style-name="P1">| height <text:s/>| float <text:s text:c="6"/>| YES <text:s/>| <text:s text:c="4"/>| NULL <text:s text:c="3"/>| <text:s text:c="6"/>|</text:p>
      <text:p text:style-name="P1">| weight <text:s/>| float <text:s text:c="6"/>| YES <text:s/>| <text:s text:c="4"/>| NULL <text:s text:c="3"/>| <text:s text:c="6"/>|</text:p>
      <text:p text:style-name="P1">+---------+-------------+------+-----+---------+-------+</text:p>
      <text:p text:style-name="P1">5 rows in set (0.00 sec)</text:p>
      <text:p text:style-name="P1"/>
      <text:p text:style-name="P1">mysql&gt; show indexes from mydata;</text:p>
      <text:p text:style-name="P1">+--------+------------+----------+--------------+-------------+-----------+-------------+----------+--------+------+------------+---------+---------------+---------+------------+</text:p>
      <text:p text:style-name="P1">| Table <text:s/>| Non_unique | Key_name | Seq_in_index | Column_name | Collation | Cardinality | Sub_part | Packed | Null | Index_type | Comment | Index_comment | Visible | Expression |</text:p>
      <text:p text:style-name="P1">+--------+------------+----------+--------------+-------------+-----------+-------------+----------+--------+------+------------+---------+---------------+---------+------------+</text:p>
      <text:p text:style-name="P1">| mydata | <text:s text:c="9"/>1 | name <text:s text:c="4"/>| <text:s text:c="11"/>1 | name <text:s text:c="7"/>| A <text:s text:c="8"/>| <text:s text:c="10"/>0 | <text:s text:c="4"/>NULL | <text:s text:c="2"/>NULL | YES <text:s/>| BTREE <text:s text:c="5"/>| <text:s text:c="8"/>| <text:s text:c="14"/>| YES <text:s text:c="4"/>| NULL <text:s text:c="6"/>|</text:p>
      <text:p text:style-name="P1">+--------+------------+----------+--------------+-------------+-----------+-------------+----------+--------+------+------------+---------+---------------+---------+------------+</text:p>
      <text:p text:style-name="P1">1 row in set (0.01 sec)</text:p>
      <text:p text:style-name="P1"/>
      <text:p text:style-name="P1">mysql&gt; </text:p>
      <text:p text:style-name="P1">mysql&gt; show indexes from mydata;</text:p>
      <text:p text:style-name="P1">+--------+------------+----------+--------------+-------------+-----------+-------------+----------+--------+------+------------+---------+---------------+---------+------------+</text:p>
      <text:p text:style-name="P1">| Table <text:s/>| Non_unique | Key_name | Seq_in_index | Column_name | Collation | Cardinality | Sub_part | Packed | Null | Index_type | Comment | Index_comment | Visible | Expression |</text:p>
      <text:p text:style-name="P1">+--------+------------+----------+--------------+-------------+-----------+-------------+----------+--------+------+------------+---------+---------------+---------+------------+</text:p>
      <text:p text:style-name="P1">| mydata | <text:s text:c="9"/>1 | name <text:s text:c="4"/>| <text:s text:c="11"/>1 | name <text:s text:c="7"/>| A <text:s text:c="8"/>| <text:s text:c="10"/>0 | <text:s text:c="4"/>NULL | <text:s text:c="2"/>NULL | YES <text:s/>| BTREE <text:s text:c="5"/>| <text:s text:c="8"/>| <text:s text:c="14"/>| YES <text:s text:c="4"/>| NULL <text:s text:c="6"/>|</text:p>
      <text:p text:style-name="P1">+--------+------------+----------+--------------+-------------+-----------+-------------+----------+--------+------+------------+---------+---------------+---------+------------+</text:p>
      <text:p text:style-name="P1">1 row in set (0.01 sec)</text:p>
      <text:p text:style-name="P1"/>
      <text:p text:style-name="P1">mysql&gt; </text:p>
      <text:p text:style-name="P1">mysql&gt; desc mydata1;</text:p>
      <text:p text:style-name="P1"><text:soft-page-break/>+---------+-------------+------+-----+---------+-------+</text:p>
      <text:p text:style-name="P1">| Field <text:s text:c="2"/>| Type <text:s text:c="7"/>| Null | Key | Default | Extra |</text:p>
      <text:p text:style-name="P1">+---------+-------------+------+-----+---------+-------+</text:p>
      <text:p text:style-name="P1">| srno <text:s text:c="3"/>| tinyint <text:s text:c="4"/>| YES <text:s/>| <text:s text:c="4"/>| NULL <text:s text:c="3"/>| <text:s text:c="6"/>|</text:p>
      <text:p text:style-name="P1">| name <text:s text:c="3"/>| varchar(10) | YES <text:s/>| <text:s text:c="4"/>| NULL <text:s text:c="3"/>| <text:s text:c="6"/>|</text:p>
      <text:p text:style-name="P1">| address | varchar(10) | YES <text:s/>| <text:s text:c="4"/>| NULL <text:s text:c="3"/>| <text:s text:c="6"/>|</text:p>
      <text:p text:style-name="P1">| height <text:s/>| float <text:s text:c="6"/>| YES <text:s/>| <text:s text:c="4"/>| NULL <text:s text:c="3"/>| <text:s text:c="6"/>|</text:p>
      <text:p text:style-name="P1">| weight <text:s/>| float <text:s text:c="6"/>| YES <text:s/>| <text:s text:c="4"/>| NULL <text:s text:c="3"/>| <text:s text:c="6"/>|</text:p>
      <text:p text:style-name="P1">+---------+-------------+------+-----+---------+-------+</text:p>
      <text:p text:style-name="P1">5 rows in set (0.00 sec)</text:p>
      <text:p text:style-name="P1"/>
      <text:p text:style-name="P1">mysql&gt; drop index ind1 on mydata1;</text:p>
      <text:p text:style-name="P1">ERROR 1091 (42000): Can't DROP 'ind1'; check that column/key exists</text:p>
      <text:p text:style-name="P1">mysql&gt; </text:p>
      <text:p text:style-name="P1">mysql&gt; DELIMITER $$</text:p>
      <text:p text:style-name="P1">mysql&gt; CREATE FUNCTION get_class(marks float)</text:p>
      <text:p text:style-name="P1"><text:s text:c="4"/>-&gt; RETURNS varchar(10)</text:p>
      <text:p text:style-name="P1"><text:s text:c="4"/>-&gt; BEGIN</text:p>
      <text:p text:style-name="P1"><text:s text:c="4"/>-&gt; DECLARE grade varchar(10);</text:p>
      <text:p text:style-name="P1"><text:s text:c="4"/>-&gt; IF (marks &gt;= 60) THEN</text:p>
      <text:p text:style-name="P1"><text:s text:c="4"/>-&gt; </text:p>
      <text:p text:style-name="P1">Display all 848 possibilities? (y or n) </text:p>
      <text:p text:style-name="P1"><text:s text:c="4"/>-&gt; </text:p>
      <text:p text:style-name="P1"><text:s text:c="4"/>-&gt; </text:p>
      <text:p text:style-name="P1"/>
      <text:p text:style-name="P1">^C</text:p>
      <text:p text:style-name="P1">mysql&gt; </text:p>
      <text:p text:style-name="P1"/>
      <text:p text:style-name="P1"/>
      <text:p text:style-name="P1"/>
      <text:p text:style-name="P1"/>
      <text:p text:style-name="P1"/>
      <text:p text:style-name="P1">mysql&gt; DELIMITER $$</text:p>
      <text:p text:style-name="P1">mysql&gt; CREATE FUNCTION get_class(marks float)</text:p>
      <text:p text:style-name="P1"><text:s text:c="4"/>-&gt; RETURNS varchar(10)</text:p>
      <text:p text:style-name="P1"><text:s text:c="4"/>-&gt; BEGIN</text:p>
      <text:p text:style-name="P1"><text:s text:c="4"/>-&gt; DECLARE grade varchar(10);</text:p>
      <text:p text:style-name="P1"><text:s text:c="4"/>-&gt; IF (marks &gt;= 60) THEN</text:p>
      <text:p text:style-name="P1"><text:s text:c="4"/>-&gt; <text:s/>set grade="First Class";</text:p>
      <text:p text:style-name="P1"><text:s text:c="4"/>-&gt; ELSE</text:p>
      <text:p text:style-name="P1"><text:s text:c="4"/>-&gt; <text:s/>set grade="Second Class";</text:p>
      <text:p text:style-name="P1"><text:s text:c="4"/>-&gt; END IF;</text:p>
      <text:p text:style-name="P1"><text:s text:c="4"/>-&gt; </text:p>
      <text:p text:style-name="P1"><text:s text:c="4"/>-&gt; RETURN (grade);</text:p>
      <text:p text:style-name="P1"><text:s text:c="4"/>-&gt; END$$</text:p>
      <text:p text:style-name="P1">ERROR 1418 (HY000): This function has none of DETERMINISTIC, NO SQL, or READS SQL DATA in its declaration and binary logging is enabled (you *might* want to use the less safe log_bin_trust_function_creators variable)</text:p>
      <text:p text:style-name="P1">mysql&gt; DELIMITER ;</text:p>
      <text:p text:style-name="P1">mysql&gt; </text:p>
      <text:p text:style-name="P1">mysql&gt; DELIMITER $$</text:p>
      <text:p text:style-name="P1"><text:soft-page-break/>mysql&gt; CREATE FUNCTION get_class(marks float)</text:p>
      <text:p text:style-name="P1"><text:s text:c="4"/>-&gt; RETURNS varchar(10)</text:p>
      <text:p text:style-name="P1"><text:s text:c="4"/>-&gt; DETERMINISTIC</text:p>
      <text:p text:style-name="P1"><text:s text:c="4"/>-&gt; BEGIN</text:p>
      <text:p text:style-name="P1"><text:s text:c="4"/>-&gt; DECLARE grade varchar(10);</text:p>
      <text:p text:style-name="P1"><text:s text:c="4"/>-&gt; IF (marks &gt;= 60) THEN</text:p>
      <text:p text:style-name="P1"><text:s text:c="4"/>-&gt; <text:s/>set grade="First Class";</text:p>
      <text:p text:style-name="P1"><text:s text:c="4"/>-&gt; ELSE</text:p>
      <text:p text:style-name="P1"><text:s text:c="4"/>-&gt; <text:s/>set grade="Second Class";</text:p>
      <text:p text:style-name="P1"><text:s text:c="4"/>-&gt; END IF;</text:p>
      <text:p text:style-name="P1"><text:s text:c="4"/>-&gt; </text:p>
      <text:p text:style-name="P1"><text:s text:c="4"/>-&gt; RETURN (grade);</text:p>
      <text:p text:style-name="P1"><text:s text:c="4"/>-&gt; END$$</text:p>
      <text:p text:style-name="P1">Query OK, 0 rows affected (0.16 sec)</text:p>
      <text:p text:style-name="P1"/>
      <text:p text:style-name="P1">mysql&gt; DELIMITER ;</text:p>
      <text:p text:style-name="P1">mysql&gt; drop function get_class;</text:p>
      <text:p text:style-name="P1">Query OK, 0 rows affected (0.15 sec)</text:p>
      <text:p text:style-name="P1"/>
      <text:p text:style-name="P1">mysql&gt; </text:p>
      <text:p text:style-name="P1">mysql&gt; DELIMITER $$</text:p>
      <text:p text:style-name="P1">mysql&gt; CREATE FUNCTION get_class(marks float)</text:p>
      <text:p text:style-name="P1"><text:s text:c="4"/>-&gt; RETURNS varchar(20)</text:p>
      <text:p text:style-name="P1"><text:s text:c="4"/>-&gt; DETERMINISTIC</text:p>
      <text:p text:style-name="P1"><text:s text:c="4"/>-&gt; BEGIN</text:p>
      <text:p text:style-name="P1"><text:s text:c="4"/>-&gt; DECLARE grade varchar(10);</text:p>
      <text:p text:style-name="P1"><text:s text:c="4"/>-&gt; IF (marks &gt;= 60) THEN</text:p>
      <text:p text:style-name="P1"><text:s text:c="4"/>-&gt; <text:s/>set grade="First Class";</text:p>
      <text:p text:style-name="P1"><text:s text:c="4"/>-&gt; ELSE</text:p>
      <text:p text:style-name="P1"><text:s text:c="4"/>-&gt; <text:s/>set grade="Second Class";</text:p>
      <text:p text:style-name="P1"><text:s text:c="4"/>-&gt; END IF;</text:p>
      <text:p text:style-name="P1"><text:s text:c="4"/>-&gt; </text:p>
      <text:p text:style-name="P1"><text:s text:c="4"/>-&gt; RETURN (grade);</text:p>
      <text:p text:style-name="P1"><text:s text:c="4"/>-&gt; END$$</text:p>
      <text:p text:style-name="P1">Query OK, 0 rows affected (0.14 sec)</text:p>
      <text:p text:style-name="P1"/>
      <text:p text:style-name="P1">mysql&gt; DELIMITER ;</text:p>
      <text:p text:style-name="P1">mysql&gt; </text:p>
      <text:p text:style-name="P1">mysql&gt; drop function get_class;</text:p>
      <text:p text:style-name="P1">Query OK, 0 rows affected (0.19 sec)</text:p>
      <text:p text:style-name="P1"/>
      <text:p text:style-name="P1">mysql&gt; show tables;</text:p>
      <text:p text:style-name="P1">+------------------+</text:p>
      <text:p text:style-name="P1">| Tables_in_pgdbda |</text:p>
      <text:p text:style-name="P1">+------------------+</text:p>
      <text:p text:style-name="P1">| customer <text:s text:c="8"/>|</text:p>
      <text:p text:style-name="P1">| dept <text:s text:c="12"/>|</text:p>
      <text:p text:style-name="P1">| emp <text:s text:c="13"/>|</text:p>
      <text:p text:style-name="P1">| emp1 <text:s text:c="12"/>|</text:p>
      <text:p text:style-name="P1">| emp2 <text:s text:c="12"/>|</text:p>
      <text:p text:style-name="P1">| emp_view <text:s text:c="8"/>|</text:p>
      <text:p text:style-name="P1">| employee <text:s text:c="8"/>|</text:p>
      <text:p text:style-name="P1">| my_view <text:s text:c="9"/>|</text:p>
      <text:p text:style-name="P1"><text:soft-page-break/>| new <text:s text:c="13"/>|</text:p>
      <text:p text:style-name="P1">| product <text:s text:c="9"/>|</text:p>
      <text:p text:style-name="P1">| stud_view <text:s text:c="7"/>|</text:p>
      <text:p text:style-name="P1">| student <text:s text:c="9"/>|</text:p>
      <text:p text:style-name="P1">| student_new <text:s text:c="5"/>|</text:p>
      <text:p text:style-name="P1">+------------------+</text:p>
      <text:p text:style-name="P1">13 rows in set (0.01 sec)</text:p>
      <text:p text:style-name="P1"/>
      <text:p text:style-name="P1">mysql&gt; create table cust </text:p>
      <text:p text:style-name="P1"><text:s text:c="4"/>-&gt; (cust_id int, name varchar(10), city varchar(10));</text:p>
      <text:p text:style-name="P1">Query OK, 0 rows affected (1.62 sec)</text:p>
      <text:p text:style-name="P1"/>
      <text:p text:style-name="P1">mysql&gt; drop table cust;</text:p>
      <text:p text:style-name="P1">Query OK, 0 rows affected (0.48 sec)</text:p>
      <text:p text:style-name="P1"/>
      <text:p text:style-name="P1">mysql&gt; </text:p>
      <text:p text:style-name="P1">mysql&gt; create table sales</text:p>
      <text:p text:style-name="P1"><text:s text:c="4"/>-&gt; (s_id int, s_name varchar(10));</text:p>
      <text:p text:style-name="P1">Query OK, 0 rows affected (0.48 sec)</text:p>
      <text:p text:style-name="P1"/>
      <text:p text:style-name="P1">mysql&gt; create table cust (s_id int, cust_id int, order_date date); </text:p>
      <text:p text:style-name="P1">Query OK, 0 rows affected (0.54 sec)</text:p>
      <text:p text:style-name="P1"/>
      <text:p text:style-name="P1">mysql&gt; insert into sales values (101, 'Anisha');</text:p>
      <text:p text:style-name="P1">Query OK, 1 row affected (0.16 sec)</text:p>
      <text:p text:style-name="P1"/>
      <text:p text:style-name="P1">mysql&gt; insert into sales values (102, 'Manoj');</text:p>
      <text:p text:style-name="P1">Query OK, 1 row affected (0.17 sec)</text:p>
      <text:p text:style-name="P1"/>
      <text:p text:style-name="P1">mysql&gt; insert into cust values(101,511,'2023-02-05');</text:p>
      <text:p text:style-name="P1">Query OK, 1 row affected (0.07 sec)</text:p>
      <text:p text:style-name="P1"/>
      <text:p text:style-name="P1">mysql&gt; insert into cust values(101,609,'2023-02-11');</text:p>
      <text:p text:style-name="P1">Query OK, 1 row affected (0.42 sec)</text:p>
      <text:p text:style-name="P1"/>
      <text:p text:style-name="P1">mysql&gt; insert into cust values(102,785,'2023-03-12');</text:p>
      <text:p text:style-name="P1">Query OK, 1 row affected (0.19 sec)</text:p>
      <text:p text:style-name="P1"/>
      <text:p text:style-name="P1">mysql&gt; insert into cust values(101,511,'2023-04-08');</text:p>
      <text:p text:style-name="P1">Query OK, 1 row affected (0.17 sec)</text:p>
      <text:p text:style-name="P1"/>
      <text:p text:style-name="P1">mysql&gt; insert into cust values(101,511,'2023-04-12');</text:p>
      <text:p text:style-name="P1">Query OK, 1 row affected (0.07 sec)</text:p>
      <text:p text:style-name="P1"/>
      <text:p text:style-name="P1">mysql&gt; insert into cust values(101,455,'2023-04-19');</text:p>
      <text:p text:style-name="P1">Query OK, 1 row affected (0.16 sec)</text:p>
      <text:p text:style-name="P1"/>
      <text:p text:style-name="P1">mysql&gt; insert into cust values(102,96,'2023-04-10');</text:p>
      <text:p text:style-name="P1">Query OK, 1 row affected (0.16 sec)</text:p>
      <text:p text:style-name="P1"/>
      <text:p text:style-name="P1">mysql&gt; insert into cust values(102,167,'2023-04-23');</text:p>
      <text:p text:style-name="P1">Query OK, 1 row affected (0.16 sec)</text:p>
      <text:p text:style-name="P1"/>
      <text:p text:style-name="P1"><text:soft-page-break/>mysql&gt; </text:p>
      <text:p text:style-name="P1">mysql&gt; select * from sales;</text:p>
      <text:p text:style-name="P1">+------+--------+</text:p>
      <text:p text:style-name="P1">| s_id | s_name |</text:p>
      <text:p text:style-name="P1">+------+--------+</text:p>
      <text:p text:style-name="P1">| <text:s/>101 | Anisha |</text:p>
      <text:p text:style-name="P1">| <text:s/>102 | Manoj <text:s/>|</text:p>
      <text:p text:style-name="P1">+------+--------+</text:p>
      <text:p text:style-name="P1">2 rows in set (0.00 sec)</text:p>
      <text:p text:style-name="P1"/>
      <text:p text:style-name="P1">mysql&gt; select * from cust;</text:p>
      <text:p text:style-name="P1">+------+---------+------------+</text:p>
      <text:p text:style-name="P1">| s_id | cust_id | order_date |</text:p>
      <text:p text:style-name="P1">+------+---------+------------+</text:p>
      <text:p text:style-name="P1">| <text:s/>101 | <text:s text:c="4"/>511 | 2023-02-05 |</text:p>
      <text:p text:style-name="P1">| <text:s/>101 | <text:s text:c="4"/>609 | 2023-02-11 |</text:p>
      <text:p text:style-name="P1">| <text:s/>102 | <text:s text:c="4"/>785 | 2023-03-12 |</text:p>
      <text:p text:style-name="P1">| <text:s/>101 | <text:s text:c="4"/>511 | 2023-04-08 |</text:p>
      <text:p text:style-name="P1">| <text:s/>101 | <text:s text:c="4"/>511 | 2023-04-12 |</text:p>
      <text:p text:style-name="P1">| <text:s/>101 | <text:s text:c="4"/>455 | 2023-04-19 |</text:p>
      <text:p text:style-name="P1">| <text:s/>102 | <text:s text:c="5"/>96 | 2023-04-10 |</text:p>
      <text:p text:style-name="P1">| <text:s/>102 | <text:s text:c="4"/>167 | 2023-04-23 |</text:p>
      <text:p text:style-name="P1">+------+---------+------------+</text:p>
      <text:p text:style-name="P1">8 rows in set (0.01 sec)</text:p>
      <text:p text:style-name="P1"/>
      <text:p text:style-name="P1">mysql&gt; </text:p>
      <text:p text:style-name="P1">mysql&gt; select if(45 &gt; 78, 'YES','NO');</text:p>
      <text:p text:style-name="P1">+-------------------------+</text:p>
      <text:p text:style-name="P1">| if(45 &gt; 78, 'YES','NO') |</text:p>
      <text:p text:style-name="P1">+-------------------------+</text:p>
      <text:p text:style-name="P1">| NO <text:s text:c="21"/>|</text:p>
      <text:p text:style-name="P1">+-------------------------+</text:p>
      <text:p text:style-name="P1">1 row in set (0.00 sec)</text:p>
      <text:p text:style-name="P1"/>
      <text:p text:style-name="P1">mysql&gt; select if(45 &gt; 78, 'YES','NO') as result;</text:p>
      <text:p text:style-name="P1">+--------+</text:p>
      <text:p text:style-name="P1">| result |</text:p>
      <text:p text:style-name="P1">+--------+</text:p>
      <text:p text:style-name="P1">| NO <text:s text:c="4"/>|</text:p>
      <text:p text:style-name="P1">+--------+</text:p>
      <text:p text:style-name="P1">1 row in set (0.00 sec)</text:p>
      <text:p text:style-name="P1"/>
      <text:p text:style-name="P1">mysql&gt; select if(45 &lt; 78, 'YES','NO') as result;</text:p>
      <text:p text:style-name="P1">+--------+</text:p>
      <text:p text:style-name="P1">| result |</text:p>
      <text:p text:style-name="P1">+--------+</text:p>
      <text:p text:style-name="P1">| YES <text:s text:c="3"/>|</text:p>
      <text:p text:style-name="P1">+--------+</text:p>
      <text:p text:style-name="P1">1 row in set (0.11 sec)</text:p>
      <text:p text:style-name="P1"/>
      <text:p text:style-name="P1">mysql&gt; </text:p>
      <text:p text:style-name="P1">mysql&gt; select * from student;</text:p>
      <text:p text:style-name="P1">+------+--------+-------+-------+------+---------+</text:p>
      <text:p text:style-name="P1"><text:soft-page-break/>| roll | name <text:s text:c="2"/>| marks | class | age <text:s/>| address |</text:p>
      <text:p text:style-name="P1">+------+--------+-------+-------+------+---------+</text:p>
      <text:p text:style-name="P1">| <text:s text:c="3"/>1 | Ajay <text:s text:c="2"/>| 58.23 | SY <text:s text:c="3"/>| <text:s text:c="2"/>18 | Pune <text:s text:c="3"/>|</text:p>
      <text:p text:style-name="P1">| <text:s text:c="3"/>2 | Sanjay | 56.84 | FY <text:s text:c="3"/>| <text:s text:c="2"/>19 | Mumbai <text:s/>|</text:p>
      <text:p text:style-name="P1">| <text:s text:c="3"/>3 | Amar <text:s text:c="2"/>| 77.28 | FY <text:s text:c="3"/>| <text:s text:c="2"/>18 | Pune <text:s text:c="3"/>|</text:p>
      <text:p text:style-name="P1">| <text:s text:c="3"/>4 | Rani <text:s text:c="2"/>| 60.39 | FY <text:s text:c="3"/>| <text:s text:c="2"/>20 | Mumbai <text:s/>|</text:p>
      <text:p text:style-name="P1">| <text:s text:c="3"/>5 | Anita <text:s/>| 52.89 | SY <text:s text:c="3"/>| <text:s text:c="2"/>19 | Nashik <text:s/>|</text:p>
      <text:p text:style-name="P1">| <text:s text:c="3"/>6 | Rajan <text:s/>| 65.73 | TY <text:s text:c="3"/>| <text:s text:c="2"/>19 | Mumbai <text:s/>|</text:p>
      <text:p text:style-name="P1">| <text:s text:c="3"/>7 | Riya <text:s text:c="2"/>| 67.28 | TY <text:s text:c="3"/>| <text:s text:c="2"/>20 | Pune <text:s text:c="3"/>|</text:p>
      <text:p text:style-name="P1">+------+--------+-------+-------+------+---------+</text:p>
      <text:p text:style-name="P1">7 rows in set (0.00 sec)</text:p>
      <text:p text:style-name="P1"/>
      <text:p text:style-name="P1">mysql&gt; select roll,name,marks,if(marks&gt;=60,'First Class','NO First Class') as grade from student;</text:p>
      <text:p text:style-name="P1">+------+--------+-------+----------------+</text:p>
      <text:p text:style-name="P1">| roll | name <text:s text:c="2"/>| marks | grade <text:s text:c="9"/>|</text:p>
      <text:p text:style-name="P1">+------+--------+-------+----------------+</text:p>
      <text:p text:style-name="P1">| <text:s text:c="3"/>1 | Ajay <text:s text:c="2"/>| 58.23 | NO First Class |</text:p>
      <text:p text:style-name="P1">| <text:s text:c="3"/>2 | Sanjay | 56.84 | NO First Class |</text:p>
      <text:p text:style-name="P1">| <text:s text:c="3"/>3 | Amar <text:s text:c="2"/>| 77.28 | First Class <text:s text:c="3"/>|</text:p>
      <text:p text:style-name="P1">| <text:s text:c="3"/>4 | Rani <text:s text:c="2"/>| 60.39 | First Class <text:s text:c="3"/>|</text:p>
      <text:p text:style-name="P1">| <text:s text:c="3"/>5 | Anita <text:s/>| 52.89 | NO First Class |</text:p>
      <text:p text:style-name="P1">| <text:s text:c="3"/>6 | Rajan <text:s/>| 65.73 | First Class <text:s text:c="3"/>|</text:p>
      <text:p text:style-name="P1">| <text:s text:c="3"/>7 | Riya <text:s text:c="2"/>| 67.28 | First Class <text:s text:c="3"/>|</text:p>
      <text:p text:style-name="P1">+------+--------+-------+----------------+</text:p>
      <text:p text:style-name="P1">7 rows in set (0.00 sec)</text:p>
      <text:p text:style-name="P1"/>
      <text:p text:style-name="P1">mysql&gt; DELIMITER $$</text:p>
      <text:p text:style-name="P1">mysql&gt; CREATE PROCEDURE oddeven(num float, OUT val varchar(10))</text:p>
      <text:p text:style-name="P1"><text:s text:c="4"/>-&gt; BEGIN</text:p>
      <text:p text:style-name="P1"><text:s text:c="4"/>-&gt; IF (num%2=0) THEN</text:p>
      <text:p text:style-name="P1"><text:s text:c="4"/>-&gt; SET val="Even";</text:p>
      <text:p text:style-name="P1"><text:s text:c="4"/>-&gt; ELSE</text:p>
      <text:p text:style-name="P1"><text:s text:c="4"/>-&gt; SET val="Odd";</text:p>
      <text:p text:style-name="P1"><text:s text:c="4"/>-&gt; END IF;</text:p>
      <text:p text:style-name="P1"><text:s text:c="4"/>-&gt; select val;</text:p>
      <text:p text:style-name="P1"><text:s text:c="4"/>-&gt; END$$</text:p>
      <text:p text:style-name="P1">Query OK, 0 rows affected (0.25 sec)</text:p>
      <text:p text:style-name="P1"/>
      <text:p text:style-name="P1">mysql&gt; DELIMITER ;</text:p>
      <text:p text:style-name="P1">mysql&gt; set @num=45;</text:p>
      <text:p text:style-name="P1">Query OK, 0 rows affected (0.00 sec)</text:p>
      <text:p text:style-name="P1"/>
      <text:p text:style-name="P1">mysql&gt; call oddeven(@num,val);</text:p>
      <text:p text:style-name="P1">ERROR 1054 (42S22): Unknown column 'val' in 'field list'</text:p>
      <text:p text:style-name="P1">mysql&gt; call oddeven(@num,@val);</text:p>
      <text:p text:style-name="P1">+------+</text:p>
      <text:p text:style-name="P1">| val <text:s/>|</text:p>
      <text:p text:style-name="P1">+------+</text:p>
      <text:p text:style-name="P1">| Odd <text:s/>|</text:p>
      <text:p text:style-name="P1">+------+</text:p>
      <text:p text:style-name="P1">1 row in set (0.00 sec)</text:p>
      <text:p text:style-name="P1"/>
      <text:p text:style-name="P1"><text:soft-page-break/>Query OK, 0 rows affected (0.00 sec)</text:p>
      <text:p text:style-name="P1"/>
      <text:p text:style-name="P1">mysql&gt; set @num=46;</text:p>
      <text:p text:style-name="P1">Query OK, 0 rows affected (0.00 sec)</text:p>
      <text:p text:style-name="P1"/>
      <text:p text:style-name="P1">mysql&gt; call oddeven(@num,val);</text:p>
      <text:p text:style-name="P1">ERROR 1054 (42S22): Unknown column 'val' in 'field list'</text:p>
      <text:p text:style-name="P1">mysql&gt; call oddeven(@num,@val);</text:p>
      <text:p text:style-name="P1">+------+</text:p>
      <text:p text:style-name="P1">| val <text:s/>|</text:p>
      <text:p text:style-name="P1">+------+</text:p>
      <text:p text:style-name="P1">| Even |</text:p>
      <text:p text:style-name="P1">+------+</text:p>
      <text:p text:style-name="P1">1 row in set (0.00 sec)</text:p>
      <text:p text:style-name="P1"/>
      <text:p text:style-name="P1">Query OK, 0 rows affected (0.00 sec)</text:p>
      <text:p text:style-name="P1"/>
      <text:p text:style-name="P1">mysql&gt; </text:p>
      <text:p text:style-name="P1">mysql&gt; drop procedure oddeven;</text:p>
      <text:p text:style-name="P1">Query OK, 0 rows affected (0.20 sec)</text:p>
      <text:p text:style-name="P1"/>
      <text:p text:style-name="P1">mysql&gt;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ysql&gt; DELIMITER $$</text:p>
      <text:p text:style-name="P1">mysql&gt; CREATE PROCEDURE oddeven(num int, OUT val varchar(10))</text:p>
      <text:p text:style-name="P1"><text:s text:c="4"/>-&gt; BEGIN</text:p>
      <text:p text:style-name="P1"><text:s text:c="4"/>-&gt; IF (num%2=0) THEN</text:p>
      <text:p text:style-name="P1"><text:s text:c="4"/>-&gt; SET val="Even";</text:p>
      <text:p text:style-name="P1"><text:s text:c="4"/>-&gt; ELSE</text:p>
      <text:p text:style-name="P1"><text:s text:c="4"/>-&gt; SET val="Odd";</text:p>
      <text:p text:style-name="P1"><text:s text:c="4"/>-&gt; END IF;</text:p>
      <text:p text:style-name="P1"><text:s text:c="4"/>-&gt; select val;</text:p>
      <text:p text:style-name="P1"><text:s text:c="4"/>-&gt; END$$</text:p>
      <text:p text:style-name="P1">Query OK, 0 rows affected (0.77 sec)</text:p>
      <text:p text:style-name="P1"/>
      <text:p text:style-name="P1">mysql&gt; DELIMITER ;</text:p>
      <text:p text:style-name="P1">mysql&gt; set @num=13;</text:p>
      <text:p text:style-name="P1">Query OK, 0 rows affected (0.00 sec)</text:p>
      <text:p text:style-name="P1"><text:soft-page-break/></text:p>
      <text:p text:style-name="P1">mysql&gt; call oddeven(@num,@val);</text:p>
      <text:p text:style-name="P1">+------+</text:p>
      <text:p text:style-name="P1">| val <text:s/>|</text:p>
      <text:p text:style-name="P1">+------+</text:p>
      <text:p text:style-name="P1">| Odd <text:s/>|</text:p>
      <text:p text:style-name="P1">+------+</text:p>
      <text:p text:style-name="P1">1 row in set (0.00 sec)</text:p>
      <text:p text:style-name="P1"/>
      <text:p text:style-name="P1">Query OK, 0 rows affected (0.00 sec)</text:p>
      <text:p text:style-name="P1"/>
      <text:p text:style-name="P1">mysql&gt; set @num=18;</text:p>
      <text:p text:style-name="P1">Query OK, 0 rows affected (0.00 sec)</text:p>
      <text:p text:style-name="P1"/>
      <text:p text:style-name="P1">mysql&gt; call oddeven(@num,@val);</text:p>
      <text:p text:style-name="P1">+------+</text:p>
      <text:p text:style-name="P1">| val <text:s/>|</text:p>
      <text:p text:style-name="P1">+------+</text:p>
      <text:p text:style-name="P1">| Even |</text:p>
      <text:p text:style-name="P1">+------+</text:p>
      <text:p text:style-name="P1">1 row in set (0.00 sec)</text:p>
      <text:p text:style-name="P1"/>
      <text:p text:style-name="P1">Query OK, 0 rows affected (0.00 sec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8T12:29:05.944997184</meta:creation-date>
    <dc:date>2023-04-28T12:29:55.528729064</dc:date>
    <meta:editing-duration>PT50S</meta:editing-duration>
    <meta:editing-cycles>1</meta:editing-cycles>
    <meta:document-statistic meta:table-count="0" meta:image-count="0" meta:object-count="0" meta:page-count="21" meta:paragraph-count="824" meta:word-count="4631" meta:character-count="28645" meta:non-whitespace-character-count="22447"/>
    <meta:generator>LibreOffice/7.4.1.2$Linux_X86_64 LibreOffice_project/3c58a8f3a960df8bc8fd77b461821e42c061c5f0</meta:generator>
  </office:meta>
</office:document-meta>
</file>